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1">
          <table:table-cell office:value-type="string" calcext:value-type="string">
            <text:p>Liiketoiminnan tuotot</text:p>
          </table:table-cell>
          <table:table-cell office:value-type="float" office:value="712287" calcext:value-type="float">
            <text:p>712287</text:p>
          </table:table-cell>
          <table:table-cell office:value-type="float" office:value="667877" calcext:value-type="float">
            <text:p>667877</text:p>
          </table:table-cell>
          <table:table-cell office:value-type="float" office:value="651758" calcext:value-type="float">
            <text:p>651758</text:p>
          </table:table-cell>
          <table:table-cell office:value-type="float" office:value="657315" calcext:value-type="float">
            <text:p>657315</text:p>
          </table:table-cell>
          <table:table-cell office:value-type="float" office:value="688391" calcext:value-type="float">
            <text:p>688391</text:p>
          </table:table-cell>
        </table:table-row>
        <table:table-row table:style-name="ro1">
          <table:table-cell office:value-type="string" calcext:value-type="string">
            <text:p>Liiketoiminnan kulut + arvonalennukset</text:p>
          </table:table-cell>
          <table:table-cell office:value-type="float" office:value="-613582" calcext:value-type="float">
            <text:p>-613582</text:p>
          </table:table-cell>
          <table:table-cell office:value-type="float" office:value="-591163" calcext:value-type="float">
            <text:p>-591163</text:p>
          </table:table-cell>
          <table:table-cell office:value-type="float" office:value="-617430" calcext:value-type="float">
            <text:p>-617430</text:p>
          </table:table-cell>
          <table:table-cell office:value-type="float" office:value="-590516" calcext:value-type="float">
            <text:p>-590516</text:p>
          </table:table-cell>
          <table:table-cell office:value-type="float" office:value="-623955" calcext:value-type="float">
            <text:p>-623955</text:p>
          </table:table-cell>
        </table:table-row>
        <table:table-row table:style-name="ro1">
          <table:table-cell office:value-type="string" calcext:value-type="string">
            <text:p>Liiketulos ennen poistoja</text:p>
          </table:table-cell>
          <table:table-cell office:value-type="float" office:value="98705" calcext:value-type="float">
            <text:p>98705</text:p>
          </table:table-cell>
          <table:table-cell office:value-type="float" office:value="76714" calcext:value-type="float">
            <text:p>76714</text:p>
          </table:table-cell>
          <table:table-cell office:value-type="float" office:value="34328" calcext:value-type="float">
            <text:p>34328</text:p>
          </table:table-cell>
          <table:table-cell office:value-type="float" office:value="66799" calcext:value-type="float">
            <text:p>66799</text:p>
          </table:table-cell>
          <table:table-cell office:value-type="float" office:value="64436" calcext:value-type="float">
            <text:p>64436</text:p>
          </table:table-cell>
        </table:table-row>
        <table:table-row table:style-name="ro1">
          <table:table-cell office:value-type="string" calcext:value-type="string">
            <text:p>Liiketoiminnan tulos verojen jälkeen</text:p>
          </table:table-cell>
          <table:table-cell office:value-type="float" office:value="68569" calcext:value-type="float">
            <text:p>68569</text:p>
          </table:table-cell>
          <table:table-cell office:value-type="float" office:value="49715" calcext:value-type="float">
            <text:p>49715</text:p>
          </table:table-cell>
          <table:table-cell office:value-type="float" office:value="16008" calcext:value-type="float">
            <text:p>16008</text:p>
          </table:table-cell>
          <table:table-cell office:value-type="float" office:value="42781" calcext:value-type="float">
            <text:p>42781</text:p>
          </table:table-cell>
          <table:table-cell office:value-type="float" office:value="38540" calcext:value-type="float">
            <text:p>38540</text:p>
          </table:table-cell>
        </table:table-row>
        <table:table-row table:style-name="ro1">
          <table:table-cell office:value-type="string" calcext:value-type="string">
            <text:p>Osakekohtainen tulos</text:p>
          </table:table-cell>
          <table:table-cell office:value-type="float" office:value="1.53" calcext:value-type="float">
            <text:p>1,53</text:p>
          </table:table-cell>
          <table:table-cell office:value-type="float" office:value="1.13" calcext:value-type="float">
            <text:p>1,13</text:p>
          </table:table-cell>
          <table:table-cell office:value-type="float" office:value="0.36" calcext:value-type="float">
            <text:p>0,36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Osakkeiden määrä</text:p>
          </table:table-cell>
          <table:table-cell office:value-type="float" office:value="44690554" calcext:value-type="float">
            <text:p>44690554</text:p>
          </table:table-cell>
          <table:table-cell office:value-type="float" office:value="44178482" calcext:value-type="float">
            <text:p>44178482</text:p>
          </table:table-cell>
          <table:table-cell office:value-type="float" office:value="44065029" calcext:value-type="float">
            <text:p>44065029</text:p>
          </table:table-cell>
          <table:table-cell office:value-type="float" office:value="43626959" calcext:value-type="float">
            <text:p>43626959</text:p>
          </table:table-cell>
          <table:table-cell office:value-type="float" office:value="42024675" calcext:value-type="float">
            <text:p>42024675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1">
          <table:table-cell office:value-type="string" calcext:value-type="string">
            <text:p>Käyttöomaisuus</text:p>
          </table:table-cell>
          <table:table-cell office:value-type="float" office:value="996785" calcext:value-type="float">
            <text:p>996785</text:p>
          </table:table-cell>
          <table:table-cell office:value-type="float" office:value="939003" calcext:value-type="float">
            <text:p>939003</text:p>
          </table:table-cell>
          <table:table-cell office:value-type="float" office:value="888889" calcext:value-type="float">
            <text:p>888889</text:p>
          </table:table-cell>
          <table:table-cell office:value-type="float" office:value="927099" calcext:value-type="float">
            <text:p>927099</text:p>
          </table:table-cell>
          <table:table-cell office:value-type="float" office:value="912641" calcext:value-type="float">
            <text:p>912641</text:p>
          </table:table-cell>
        </table:table-row>
        <table:table-row table:style-name="ro1">
          <table:table-cell office:value-type="string" calcext:value-type="string">
            <text:p>Vaihto-omaisuus</text:p>
          </table:table-cell>
          <table:table-cell office:value-type="float" office:value="158973" calcext:value-type="float">
            <text:p>158973</text:p>
          </table:table-cell>
          <table:table-cell office:value-type="float" office:value="146875" calcext:value-type="float">
            <text:p>146875</text:p>
          </table:table-cell>
          <table:table-cell office:value-type="float" office:value="158801" calcext:value-type="float">
            <text:p>158801</text:p>
          </table:table-cell>
          <table:table-cell office:value-type="float" office:value="143243" calcext:value-type="float">
            <text:p>143243</text:p>
          </table:table-cell>
          <table:table-cell office:value-type="float" office:value="161562" calcext:value-type="float">
            <text:p>161562</text:p>
          </table:table-cell>
        </table:table-row>
        <table:table-row table:style-name="ro1">
          <table:table-cell office:value-type="string" calcext:value-type="string">
            <text:p>Varat yhteensä</text:p>
          </table:table-cell>
          <table:table-cell office:value-type="float" office:value="1155758" calcext:value-type="float">
            <text:p>1155758</text:p>
          </table:table-cell>
          <table:table-cell office:value-type="float" office:value="1085878" calcext:value-type="float">
            <text:p>1085878</text:p>
          </table:table-cell>
          <table:table-cell office:value-type="float" office:value="1047690" calcext:value-type="float">
            <text:p>1047690</text:p>
          </table:table-cell>
          <table:table-cell office:value-type="float" office:value="1074710" calcext:value-type="float">
            <text:p>1074710</text:p>
          </table:table-cell>
          <table:table-cell office:value-type="float" office:value="1108136" calcext:value-type="float">
            <text:p>1108136</text:p>
          </table:table-cell>
        </table:table-row>
        <table:table-row table:style-name="ro1">
          <table:table-cell office:value-type="string" calcext:value-type="string">
            <text:p>Oma pääoma</text:p>
          </table:table-cell>
          <table:table-cell office:value-type="float" office:value="519671" calcext:value-type="float">
            <text:p>519671</text:p>
          </table:table-cell>
          <table:table-cell office:value-type="float" office:value="490743" calcext:value-type="float">
            <text:p>490743</text:p>
          </table:table-cell>
          <table:table-cell office:value-type="float" office:value="454990" calcext:value-type="float">
            <text:p>454990</text:p>
          </table:table-cell>
          <table:table-cell office:value-type="float" office:value="500582" calcext:value-type="float">
            <text:p>500582</text:p>
          </table:table-cell>
          <table:table-cell office:value-type="float" office:value="532637" calcext:value-type="float">
            <text:p>532637</text:p>
          </table:table-cell>
        </table:table-row>
        <table:table-row table:style-name="ro1">
          <table:table-cell office:value-type="string" calcext:value-type="string">
            <text:p>Velat</text:p>
          </table:table-cell>
          <table:table-cell office:value-type="float" office:value="636087" calcext:value-type="float">
            <text:p>636087</text:p>
          </table:table-cell>
          <table:table-cell office:value-type="float" office:value="595135" calcext:value-type="float">
            <text:p>595135</text:p>
          </table:table-cell>
          <table:table-cell office:value-type="float" office:value="592700" calcext:value-type="float">
            <text:p>592700</text:p>
          </table:table-cell>
          <table:table-cell office:value-type="float" office:value="574128" calcext:value-type="float">
            <text:p>574128</text:p>
          </table:table-cell>
          <table:table-cell office:value-type="float" office:value="575499" calcext:value-type="float">
            <text:p>575499</text:p>
          </table:table-cell>
        </table:table-row>
        <table:table-row table:style-name="ro1">
          <table:table-cell office:value-type="string" calcext:value-type="string">
            <text:p>Oma pääoma ja velat</text:p>
          </table:table-cell>
          <table:table-cell office:value-type="float" office:value="1155758" calcext:value-type="float">
            <text:p>1155758</text:p>
          </table:table-cell>
          <table:table-cell office:value-type="float" office:value="1085878" calcext:value-type="float">
            <text:p>1085878</text:p>
          </table:table-cell>
          <table:table-cell office:value-type="float" office:value="1047690" calcext:value-type="float">
            <text:p>1047690</text:p>
          </table:table-cell>
          <table:table-cell office:value-type="float" office:value="1074710" calcext:value-type="float">
            <text:p>1074710</text:p>
          </table:table-cell>
          <table:table-cell office:value-type="float" office:value="1108136" calcext:value-type="float">
            <text:p>110813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8:28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LibreOffice/5.4.2.2$Windows_X86_64 LibreOffice_project/22b09f6418e8c2d508a9eaf86b2399209b0990f4</meta:generator>
    <dc:date>2017-11-22T11:38:38.62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